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2" svg:font-family="Calibri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52cm" fo:margin-left="0.046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996cm"/>
    </style:style>
    <style:style style:name="Procedemento.B" style:family="table-column">
      <style:table-column-properties style:column-width="10.45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346cm" fo:keep-together="auto"/>
    </style:style>
    <style:style style:name="Procedemento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3" style:family="table-row">
      <style:table-row-properties style:min-row-height="0.686cm" fo:keep-together="auto"/>
    </style:style>
    <style:style style:name="Procedemento.A3" style:family="table-cell">
      <style:table-cell-properties style:vertical-align="middle" fo:background-color="#2a609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4" style:family="table-row">
      <style:table-row-properties style:min-row-height="0.616cm" fo:keep-together="auto"/>
    </style:style>
    <style:style style:name="Procedemento.A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A8" style:family="table-cell">
      <style:table-cell-properties style:vertical-align="middle" fo:background-color="#dee7e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A9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ocedemento.12" style:family="table-row">
      <style:table-row-properties style:min-row-height="0.993cm" fo:keep-together="auto"/>
    </style:style>
    <style:style style:name="Procedemento.A12" style:family="table-cell">
      <style:table-cell-properties style:vertical-align="middle" fo:background-color="#ddddd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11ca5" officeooo:paragraph-rsid="01f11ca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f5c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2" fo:font-size="12pt" fo:language="gl" fo:country="ES" fo:font-weight="normal" officeooo:rsid="00b2dcef" style:font-size-asian="12pt" style:font-weight-asian="normal" style:font-name-complex="Calibri1" style:font-size-complex="12pt" style:font-weight-complex="normal"/>
    </style:style>
    <style:style style:name="P14" style:family="paragraph" style:parent-style-name="Table_20_Contents">
      <style:paragraph-properties fo:margin-top="0.275cm" fo:margin-bottom="0.275cm" loext:contextual-spacing="false" fo:text-align="center" style:justify-single-word="false"/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1b0aa" officeooo:paragraph-rsid="01f1b0aa" style:font-weight-asian="normal" style:font-weight-complex="normal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1b0aa" officeooo:paragraph-rsid="01f22ecd" style:font-weight-asian="normal" style:font-weight-complex="normal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1b0aa" officeooo:paragraph-rsid="01f3e3d1" style:font-weight-asian="normal" style:font-weight-complex="normal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officeooo:rsid="01f5cf82" officeooo:paragraph-rsid="01f5cf82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officeooo:rsid="01f5cf82" officeooo:paragraph-rsid="01f6fb96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cf82" officeooo:paragraph-rsid="01f5cf8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b96" officeooo:paragraph-rsid="01f6fb9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3e3d1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11ca5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5cf82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6fb96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83999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5cf82" officeooo:paragraph-rsid="01f5cf82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5cf82" officeooo:paragraph-rsid="01f6fb96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6fb96" officeooo:paragraph-rsid="01f6fb96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rsid="01f8bd8b" officeooo:paragraph-rsid="01f8bd8b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fo:font-weight="bold" officeooo:rsid="01fcced9" officeooo:paragraph-rsid="01fcced9" style:font-weight-asian="bold" style:font-weight-complex="bold"/>
    </style:style>
    <style:style style:name="P3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8d1d75" fo:language="gl" fo:country="ES" fo:font-weight="bold" officeooo:rsid="01f1b0aa" officeooo:paragraph-rsid="01f1b0aa" style:font-weight-asian="bold" style:font-weight-complex="bold"/>
    </style:style>
    <style:style style:name="P3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rsid="01f8bd8b" officeooo:paragraph-rsid="01f8bd8b"/>
    </style:style>
    <style:style style:name="P3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8bd8b" officeooo:paragraph-rsid="01f8399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ced9" officeooo:paragraph-rsid="01fcced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use-window-font-color="true" fo:language="gl" fo:country="ES" fo:font-weight="normal" officeooo:rsid="01f22ecd" officeooo:paragraph-rsid="01f22ecd" style:font-weight-asian="normal" style:font-weight-complex="normal"/>
    </style:style>
    <style:style style:name="P37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11ca5"/>
    </style:style>
    <style:style style:name="P41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1b0aa"/>
    </style:style>
    <style:style style:name="P42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3e3d1"/>
    </style:style>
    <style:style style:name="P43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22ecd"/>
    </style:style>
    <style:style style:name="P44" style:family="paragraph" style:parent-style-name="Table_20_Contents" style:list-style-name="L7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22ecd"/>
    </style:style>
    <style:style style:name="P45" style:family="paragraph" style:parent-style-name="Table_20_Contents" style:list-style-name="L8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3e3d1"/>
    </style:style>
    <style:style style:name="P4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11ca5"/>
    </style:style>
    <style:style style:name="P4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officeooo:paragraph-rsid="01f3e3d1"/>
    </style:style>
    <style:style style:name="P48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language="gl" fo:country="ES" fo:font-weight="normal" officeooo:rsid="01f1b0aa" officeooo:paragraph-rsid="01f1b0aa" style:font-weight-asian="normal" style:font-weight-complex="normal"/>
    </style:style>
    <style:style style:name="P4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fo:font-weight="normal" officeooo:rsid="0200b2d6" officeooo:paragraph-rsid="0200b2d6" style:font-weight-asian="normal" style:font-weight-complex="normal"/>
    </style:style>
    <style:style style:name="P5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language="gl" fo:country="ES" fo:font-weight="bold" officeooo:rsid="01fcced9" officeooo:paragraph-rsid="01fcced9" style:font-weight-asian="bold" style:font-weight-complex="bold"/>
    </style:style>
    <style:style style:name="P51" style:family="paragraph" style:parent-style-name="Table_20_Contents" style:list-style-name="L3">
      <style:paragraph-properties fo:margin-top="0.201cm" fo:margin-bottom="0.252cm" loext:contextual-spacing="false" fo:line-height="100%" fo:text-align="start" style:justify-single-word="false"/>
      <style:text-properties fo:color="#8d1d75" fo:language="gl" fo:country="ES" fo:font-weight="bold" officeooo:rsid="01f1b0aa" officeooo:paragraph-rsid="01f1b0aa" style:font-weight-asian="bold" style:font-weight-complex="bold"/>
    </style:style>
    <style:style style:name="P52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1b0aa" officeooo:paragraph-rsid="01f1b0aa" style:font-weight-asian="normal" style:font-weight-complex="normal"/>
    </style:style>
    <style:style style:name="P53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1b0aa" officeooo:paragraph-rsid="01f22ecd" style:font-weight-asian="normal" style:font-weight-complex="normal"/>
    </style:style>
    <style:style style:name="P54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22ecd" officeooo:paragraph-rsid="01f22ecd" style:font-weight-asian="normal" style:font-weight-complex="normal"/>
    </style:style>
    <style:style style:name="P5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style:use-window-font-color="true" fo:language="gl" fo:country="ES" fo:font-weight="normal" officeooo:rsid="01f22ecd" officeooo:paragraph-rsid="01f3e3d1" style:font-weight-asian="normal" style:font-weight-complex="normal"/>
    </style:style>
    <style:style style:name="P5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1b0aa" officeooo:paragraph-rsid="01f3e3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style:use-window-font-color="true" fo:language="gl" fo:country="ES" fo:font-weight="normal" officeooo:rsid="01f22ecd" officeooo:paragraph-rsid="01f22ecd" style:font-weight-asian="normal" style:font-weight-complex="normal"/>
    </style:style>
    <style:style style:name="P58" style:family="paragraph" style:parent-style-name="Table_20_Contents" style:list-style-name="L11">
      <style:paragraph-properties fo:margin-top="0cm" fo:margin-bottom="0cm" loext:contextual-spacing="false" fo:line-height="100%" fo:text-align="start" style:justify-single-word="false"/>
      <style:text-properties style:use-window-font-color="true" fo:language="gl" fo:country="ES" fo:font-weight="normal" officeooo:rsid="01f22ecd" officeooo:paragraph-rsid="01f3e3d1" style:font-weight-asian="normal" style:font-weight-complex="normal"/>
    </style:style>
    <style:style style:name="P59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22ecd"/>
    </style:style>
    <style:style style:name="P60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1b0aa"/>
    </style:style>
    <style:style style:name="P61" style:family="paragraph" style:parent-style-name="Table_20_Contents" style:list-style-name="L2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3e3d1"/>
    </style:style>
    <style:style style:name="P62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22ecd"/>
    </style:style>
    <style:style style:name="P63" style:family="paragraph" style:parent-style-name="Table_20_Contents" style:list-style-name="L5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22ecd"/>
    </style:style>
    <style:style style:name="P64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22ecd"/>
    </style:style>
    <style:style style:name="P65" style:family="paragraph" style:parent-style-name="Table_20_Contents" style:list-style-name="L9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3e3d1"/>
    </style:style>
    <style:style style:name="P66" style:family="paragraph" style:parent-style-name="Table_20_Contents" style:list-style-name="L10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3e3d1"/>
    </style:style>
    <style:style style:name="P67" style:family="paragraph" style:parent-style-name="Table_20_Contents" style:list-style-name="L12">
      <style:paragraph-properties fo:margin-top="0cm" fo:margin-bottom="0cm" loext:contextual-spacing="false" fo:line-height="100%" fo:text-align="start" style:justify-single-word="false"/>
      <style:text-properties fo:language="gl" fo:country="ES" officeooo:paragraph-rsid="01f3e3d1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1pt" fo:font-weight="bold" style:font-weight-asian="bold" style:font-weight-complex="bold" fo:hyphenate="false" loext:hyphenation-no-caps="false"/>
    </style:style>
    <style:style style:name="P69" style:family="paragraph">
      <loext:graphic-properties draw:fill-color="#dee7e5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1pt" fo:font-weight="bold" style:font-weight-asian="bold" style:font-weight-complex="bold" fo:hyphenate="false" loext:hyphenation-no-caps="false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use-window-font-color="true" fo:font-weight="bold" style:font-weight-asian="bold" style:font-weight-complex="bold" fo:hyphenate="false" loext:hyphenation-no-caps="false"/>
    </style:style>
    <style:style style:name="P71" style:family="paragraph">
      <loext:graphic-properties draw:fill-color="#dee7e5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use-window-font-color="true" fo:font-weight="bold" style:font-weight-asian="bold" style:font-weight-complex="bold" fo:hyphenate="false" loext:hyphenation-no-caps="false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1f11c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1ef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1f11ca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f1b0aa" style:font-weight-asian="bold" style:font-weight-complex="bold"/>
    </style:style>
    <style:style style:name="T7" style:family="text">
      <style:text-properties fo:font-weight="bold" officeooo:rsid="01f5cf82" style:font-weight-asian="bold" style:font-weight-complex="bold"/>
    </style:style>
    <style:style style:name="T8" style:family="text">
      <style:text-properties officeooo:rsid="01928930"/>
    </style:style>
    <style:style style:name="T9" style:family="text">
      <style:text-properties officeooo:rsid="01ebef80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weight="bold" officeooo:rsid="01f5cf82" style:font-weight-asian="bold" style:font-weight-complex="bold"/>
    </style:style>
    <style:style style:name="T12" style:family="text">
      <style:text-properties fo:color="#ffffff" fo:font-weight="bold" officeooo:rsid="01f6fb96" style:font-weight-asian="bold" style:font-weight-complex="bold"/>
    </style:style>
    <style:style style:name="T13" style:family="text">
      <style:text-properties fo:color="#ffffff" fo:font-weight="bold" officeooo:rsid="01fcced9" style:font-weight-asian="bold" style:font-weight-complex="bold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fo:color="#800080" fo:font-weight="bold" officeooo:rsid="01f1b0aa" style:font-weight-asian="bold" style:font-weight-complex="bold"/>
    </style:style>
    <style:style style:name="T18" style:family="text">
      <style:text-properties fo:color="#800080" fo:font-weight="bold" officeooo:rsid="01f22ecd" style:font-weight-asian="bold" style:font-weight-complex="bold"/>
    </style:style>
    <style:style style:name="T19" style:family="text">
      <style:text-properties fo:color="#800080" fo:font-weight="bold" fo:background-color="#ffff00" loext:char-shading-value="0" style:font-weight-asian="bold" style:font-weight-complex="bold"/>
    </style:style>
    <style:style style:name="T20" style:family="text">
      <style:text-properties fo:color="#800080" fo:font-weight="bold" officeooo:rsid="01f1b0aa" fo:background-color="#ffff00" loext:char-shading-value="0" style:font-weight-asian="bold" style:font-weight-complex="bold"/>
    </style:style>
    <style:style style:name="T21" style:family="text">
      <style:text-properties fo:color="#800080" fo:font-weight="bold" officeooo:rsid="01f22ecd" fo:background-color="#ffff00" loext:char-shading-value="0" style:font-weight-asian="bold" style:font-weight-complex="bold"/>
    </style:style>
    <style:style style:name="T22" style:family="text">
      <style:text-properties fo:color="#800080" fo:font-weight="bold" officeooo:rsid="01f1b0aa" fo:background-color="transparent" loext:char-shading-value="0" style:font-weight-asian="bold" style:font-weight-complex="bold"/>
    </style:style>
    <style:style style:name="T23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800080" style:text-outline="false" style:text-line-through-style="none" style:text-line-through-type="none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use-window-font-color="true" fo:font-weight="bold" officeooo:rsid="01f1b0aa" style:font-weight-asian="bold" style:font-weight-complex="bold"/>
    </style:style>
    <style:style style:name="T27" style:family="text">
      <style:text-properties style:use-window-font-color="true" fo:font-weight="bold" officeooo:rsid="01f3e3d1" style:font-weight-asian="bold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officeooo:rsid="01f5cf8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officeooo:rsid="01f6fb9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officeooo:rsid="01f11ca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officeooo:rsid="01f3e3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officeooo:rsid="01f3e3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1f11ca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1f3e3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position="sub 58%" fo:font-weight="bold" officeooo:rsid="01f11ca5" style:font-weight-asian="bold" style:font-weight-complex="bold"/>
    </style:style>
    <style:style style:name="T38" style:family="text">
      <style:text-properties style:use-window-font-color="true" style:text-position="sub 58%" fo:font-weight="normal" officeooo:rsid="01f22ecd" style:font-weight-asian="normal" style:font-weight-complex="normal"/>
    </style:style>
    <style:style style:name="T39" style:family="text">
      <style:text-properties style:use-window-font-color="true" style:text-position="sub 58%" fo:font-weight="normal" officeooo:rsid="01f3e3d1" style:font-weight-asian="normal" style:font-weight-complex="normal"/>
    </style:style>
    <style:style style:name="T40" style:family="text">
      <style:text-properties style:use-window-font-color="true" style:text-position="0% 100%" fo:font-weight="normal" officeooo:rsid="01f3e3d1" style:font-weight-asian="normal" style:font-weight-complex="normal"/>
    </style:style>
    <style:style style:name="T41" style:family="text">
      <style:text-properties style:use-window-font-color="true" fo:font-weight="normal" style:font-weight-asian="normal" style:font-weight-complex="normal"/>
    </style:style>
    <style:style style:name="T42" style:family="text">
      <style:text-properties style:use-window-font-color="true" fo:font-weight="normal" officeooo:rsid="01f1b0aa" style:font-weight-asian="normal" style:font-weight-complex="normal"/>
    </style:style>
    <style:style style:name="T43" style:family="text">
      <style:text-properties style:use-window-font-color="true" fo:font-weight="normal" officeooo:rsid="01f22ecd" style:font-weight-asian="normal" style:font-weight-complex="normal"/>
    </style:style>
    <style:style style:name="T44" style:family="text">
      <style:text-properties style:use-window-font-color="true" fo:font-weight="normal" officeooo:rsid="01f3e3d1" style:font-weight-asian="normal" style:font-weight-complex="normal"/>
    </style:style>
    <style:style style:name="T45" style:family="text">
      <style:text-properties style:use-window-font-color="true" fo:font-weight="normal" officeooo:rsid="01f3e3d1" fo:background-color="transparent" loext:char-shading-value="0" style:font-weight-asian="normal" style:font-weight-complex="normal"/>
    </style:style>
    <style:style style:name="T46" style:family="text">
      <style:text-properties style:use-window-font-color="true" fo:font-weight="normal" officeooo:rsid="01f22ecd" fo:background-color="transparent" loext:char-shading-value="0" style:font-weight-asian="normal" style:font-weight-complex="normal"/>
    </style:style>
    <style:style style:name="T47" style:family="text">
      <style:text-properties style:use-window-font-color="true" fo:font-weight="normal" officeooo:rsid="01f22ecd" fo:background-color="#ffff00" loext:char-shading-value="0" style:font-weight-asian="normal" style:font-weight-complex="normal"/>
    </style:style>
    <style:style style:name="T48" style:family="text">
      <style:text-properties officeooo:rsid="01f1b0aa"/>
    </style:style>
    <style:style style:name="T49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1f11ca5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1f3e3d1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1f11ca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1f6fb9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text-position="sub 58%" style:font-name="Liberation Sans" fo:font-size="12pt" fo:font-style="normal" fo:text-shadow="none" style:text-underline-style="none" officeooo:rsid="01f3e3d1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officeooo:rsid="01f11ca5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officeooo:rsid="01f3e3d1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57" style:family="text">
      <style:text-properties officeooo:rsid="01f5cf82"/>
    </style:style>
    <style:style style:name="T58" style:family="text">
      <style:text-properties officeooo:rsid="01f6fb96"/>
    </style:style>
    <style:style style:name="T59" style:family="text">
      <style:text-properties fo:language="gl" fo:country="ES" fo:font-weight="bold" style:font-weight-asian="bold" style:font-weight-complex="bold"/>
    </style:style>
    <style:style style:name="T60" style:family="text">
      <style:text-properties officeooo:rsid="01fcced9"/>
    </style:style>
    <style:style style:name="T61" style:family="text">
      <style:text-properties fo:font-size="11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dee7e5" draw:textarea-horizontal-align="justify" draw:textarea-vertical-align="top" draw:auto-grow-height="false" fo:min-height="1.141cm" fo:min-width="15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dee7e5" draw:textarea-horizontal-align="justify" draw:textarea-vertical-align="top" draw:auto-grow-height="false" fo:min-height="1.141cm" fo:min-width="15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dee7e5" draw:textarea-horizontal-align="justify" draw:textarea-vertical-align="top" draw:auto-grow-height="false" fo:min-height="1.138cm" fo:min-width="15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dee7e5" draw:textarea-horizontal-align="justify" draw:textarea-vertical-align="top" draw:auto-grow-height="false" fo:min-height="1.141cm" fo:min-width="16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dee7e5" draw:textarea-horizontal-align="justify" draw:textarea-vertical-align="top" draw:auto-grow-height="false" fo:min-height="1.141cm" fo:min-width="15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dee7e5" draw:textarea-horizontal-align="justify" draw:textarea-vertical-align="top" draw:auto-grow-height="false" fo:min-height="1.141cm" fo:min-width="16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ee7e5" draw:textarea-horizontal-align="justify" draw:textarea-vertical-align="top" draw:auto-grow-height="false" fo:min-height="1.138cm" fo:min-width="1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14">PRÁCTICA</text:span><text:span text:style-name="T15"> MME – </text:span><text:span text:style-name="T14">UD01-01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5">NÚMERO </text:p>
          </table:table-cell>
          <table:table-cell table:style-name="IntegrantesGrupo.B2" office:value-type="string">
            <text:p text:style-name="P7">DATA</text:p>
          </table:table-cell>
          <table:table-cell table:style-name="IntegrantesGrupo.C2" office:value-type="string">
            <text:p text:style-name="P6">Apelidos, Nome. <text:s text:c="31"/><text:span text:style-name="T9">Sinatura</text:span></text:p>
          </table:table-cell>
        </table:table-row>
        <table:table-row table:style-name="TableLine94288212882656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table:number-columns-spanned="2" office:value-type="string">
            <text:p text:style-name="P14">PRÁCTICA: ping en diferentes sistemas de numeración. </text:p>
          </table:table-cell>
          <table:covered-table-cell/>
        </table:table-row>
        <table:table-row table:style-name="Procedemento.2">
          <table:table-cell table:style-name="Procedemento.A2" office:value-type="string">
            <text:list xml:id="list2351856587" text:style-name="L1">
              <text:list-header>
                <text:p text:style-name="P37"><text:span text:style-name="T8">M</text:span>aterial preciso:</text:p>
              </text:list-header>
              <text:list-item>
                <text:p text:style-name="P38">Máquina virtual con Xubuntu. </text:p>
              </text:list-item>
              <text:list-item>
                <text:p text:style-name="P39">Tarxeta de rede en nat</text:p>
              </text:list-item>
              <text:list-item>
                <text:p text:style-name="P39">RAM: 2GB</text:p>
              </text:list-item>
            </text:list>
          </table:table-cell>
          <table:table-cell table:style-name="Procedemento.A2" office:value-type="string">
            <text:p text:style-name="P8"><text:span text:style-name="T5">O comando ping </text:span>permítenos comprobar se existe conectividade entre dous equipos. O máis frecuente é empregar ping acompañado dun enderezo IPv4 aínda que permite outras opcións. <text:s/></text:p>
            <text:p text:style-name="P9"><text:s/><text:span text:style-name="T16">ping -c4 127.0.0.1</text:span></text:p>
          </table:table-cell>
        </table:table-row>
        <table:table-row table:style-name="Procedemento.3">
          <table:table-cell table:style-name="Procedemento.A3" table:number-columns-spanned="2" office:value-type="string">
            <text:p text:style-name="P10"><text:span text:style-name="T13">A) </text:span><text:span text:style-name="T10">Comprobación <text:s/>coa interface de loopback</text:span> </text:p>
          </table:table-cell>
          <table:covered-table-cell/>
        </table:table-row>
        <table:table-row table:style-name="Procedemento.4">
          <table:table-cell table:style-name="Procedemento.A4" table:number-columns-spanned="2" office:value-type="string">
            <text:list xml:id="list610692884" text:style-name="L2">
              <text:list-item>
                <text:p text:style-name="P40"><text:span text:style-name="T3">Verifica que tes conectividade coa interface de loopback. <text:line-break/></text:span><text:span text:style-name="T23">ping -c4 127.0.0.1</text:span></text:p>
              </text:list-item>
            </text:list>
          </table:table-cell>
          <table:covered-table-cell/>
        </table:table-row>
        <table:table-row table:style-name="Procedemento.4">
          <table:table-cell table:style-name="Procedemento.A4" table:number-columns-spanned="2" office:value-type="string">
            <text:list xml:id="list183941756085143" text:continue-numbering="true" text:style-name="L2">
              <text:list-item>
                <text:p text:style-name="P41"><text:span text:style-name="T3"><text:s/></text:span><text:span text:style-name="T4">A ip </text:span><text:span text:style-name="T23">127.0.0.1 </text:span><text:span text:style-name="T28">se convertemos a binario obtemos:</text:span></text:p>
                <text:list>
                  <text:list-item>
                    <text:p text:style-name="P60"><text:span text:style-name="T28">127 =&gt;</text:span><text:span text:style-name="T25">(01111111)</text:span><text:span text:style-name="T37">2</text:span></text:p>
                  </text:list-item>
                  <text:list-item>
                    <text:p text:style-name="P60"><text:span text:style-name="T28">0 =&gt; </text:span><text:span text:style-name="T25">(00000000)</text:span><text:span text:style-name="T37">2</text:span></text:p>
                  </text:list-item>
                  <text:list-item>
                    <text:p text:style-name="P60"><text:span text:style-name="T28">0 =&gt; </text:span><text:span text:style-name="T25">(00000000)</text:span><text:span text:style-name="T37">2</text:span></text:p>
                  </text:list-item>
                  <text:list-item>
                    <text:p text:style-name="P61"><text:span text:style-name="T28">1 =&gt; (00000000)</text:span><text:span text:style-name="T33">2</text:span></text:p>
                    <text:p text:style-name="P42"><text:span text:style-name="T2">Polo cal a ip </text:span><text:span text:style-name="T23">127.0.0.1 </text:span><text:span text:style-name="T2"><text:s/>.... equivale a </text:span><text:span text:style-name="T24">01111111.00000000.00000000.00000001 </text:span></text:p>
                  </text:list-item>
                </text:list>
              </text:list-item>
              <text:list-item>
                <text:p text:style-name="P41"><text:span text:style-name="T48">Para traballar nos seguintes pasos temos que eliminar os puntos obtendo o seguinte valor.</text:span><text:span text:style-name="T6"> </text:span><text:span text:style-name="T17">01111111000000000000000000000001</text:span></text:p>
              </text:list-item>
              <text:list-item>
                <text:p text:style-name="P41"><text:span text:style-name="T42">Convertemos o anterior valor a </text:span><text:span text:style-name="T26">decimal</text:span><text:span text:style-name="T42">. </text:span><text:span text:style-name="T22">01111111000000000000000000000001</text:span></text:p>
                <text:list>
                  <text:list-item>
                    <text:p text:style-name="P41"><text:span text:style-name="T42">Obtemos o valor de </text:span><text:span text:style-name="T5">2130706433</text:span></text:p>
                  </text:list-item>
                  <text:list-item>
                    <text:p text:style-name="P48">Realiza o <text:s/>ping ao valor calculado en decimal. Verifica se o comando responde correctamente.</text:p>
                  </text:list-item>
                </text:list>
              </text:list-item>
            </text:list>
            <text:list xml:id="list3243156402" text:style-name="L3">
              <text:list-item>
                <text:list>
                  <text:list-header>
                    <text:p text:style-name="P51">ping -c4 2130706433</text:p>
                  </text:list-header>
                </text:list>
              </text:list-item>
            </text:list>
            <text:p text:style-name="P32"><draw:custom-shape text:anchor-type="paragraph" draw:z-index="5" draw:name="Shape1_0" draw:style-name="gr6" draw:text-style-name="P69" svg:width="16.276cm" svg:height="1.142cm" svg:x="2.473cm" svg:y="0.004cm"><text:p text:style-name="P68"><text:span text:style-name="T61">Resposta:</text:span></text:p><draw:enhanced-geometry svg:viewBox="0 0 21600 21600" draw:type="rectangle" draw:enhanced-path="M 0 0 L 21600 0 21600 21600 0 21600 0 0 Z N"/></draw:custom-shape></text:p>
            <text:p text:style-name="P32"/>
            <text:list xml:id="list183941715612015" text:continue-list="list183941756085143" text:style-name="L2">
              <text:list-item>
                <text:p text:style-name="P52">Convertemos o anterior valor a octal. <text:span text:style-name="T19">01</text:span><text:span text:style-name="T16">111</text:span><text:span text:style-name="T19">111</text:span><text:span text:style-name="T16">000</text:span><text:span text:style-name="T19">000</text:span><text:span text:style-name="T16">000</text:span><text:span text:style-name="T19">000</text:span><text:span text:style-name="T16">000</text:span><text:span text:style-name="T19">000</text:span><text:span text:style-name="T16">000</text:span><text:span text:style-name="T19">001</text:span></text:p>
                <text:list>
                  <text:list-item>
                    <text:p text:style-name="P54">Obtemos o valor en octal de <text:s/><text:span text:style-name="T20">1</text:span><text:span text:style-name="T16">7</text:span><text:span text:style-name="T19">7</text:span><text:span text:style-name="T17">0</text:span><text:span text:style-name="T20">0</text:span><text:span text:style-name="T17">0</text:span><text:span text:style-name="T20">0</text:span><text:span text:style-name="T17">0</text:span><text:span text:style-name="T20">0</text:span><text:span text:style-name="T17">0</text:span><text:span text:style-name="T20">1</text:span></text:p>
                  </text:list-item>
                  <text:list-item>
                    <text:p text:style-name="P43"><text:span text:style-name="T43">Se realizamos ping a este valor responde correctamente? <text:s text:c="2"/></text:span><text:span text:style-name="T20">1</text:span><text:span text:style-name="T18">7</text:span><text:span text:style-name="T21">7</text:span><text:span text:style-name="T17">0</text:span><text:span text:style-name="T20">0</text:span><text:span text:style-name="T17">0</text:span><text:span text:style-name="T20">0</text:span><text:span text:style-name="T17">0</text:span><text:span text:style-name="T20">0</text:span><text:span text:style-name="T17">0</text:span><text:span text:style-name="T20">1</text:span></text:p>
                  </text:list-item>
                </text:list>
                <text:p text:style-name="P52"><draw:custom-shape text:anchor-type="paragraph" draw:z-index="4" draw:name="Shape1" draw:style-name="gr7" draw:text-style-name="P71" svg:width="16.273cm" svg:height="1.138cm" svg:x="2.515cm" svg:y="0.004cm"><text:p text:style-name="P70"><text:span text:style-name="T25">Resposta:</text:span></text:p><draw:enhanced-geometry svg:viewBox="0 0 21600 21600" draw:type="rectangle" draw:enhanced-path="M 0 0 L 21600 0 21600 21600 0 21600 0 0 Z N"/></draw:custom-shape></text:p>
              </text:list-item>
            </text:list>
            <text:p text:style-name="P15"/>
            <text:list xml:id="list183942579820966" text:continue-numbering="true" text:style-name="L2">
              <text:list-item>
                <text:p text:style-name="P53">Convertemos o anterior valor a octal. <text:span text:style-name="T21">127.0.0.1</text:span></text:p>
                <text:list>
                  <text:list-item>
                    <text:p text:style-name="P57">Obtemos o valor en octal para cada conxunto: </text:p>
                    <text:list>
                      <text:list-item>
                        <text:p text:style-name="P59"><text:span text:style-name="T43">127</text:span><text:span text:style-name="T38">10</text:span><text:span text:style-name="T43"> =&gt; 0177</text:span><text:span text:style-name="T38">8</text:span><text:span text:style-name="T43"> <text:s/></text:span></text:p>
                      </text:list-item>
                    </text:list>
                  </text:list-item>
                </text:list>
              </text:list-item>
            </text:list>
            <text:list xml:id="list2998414084" text:style-name="L4">
              <text:list-item>
                <text:list>
                  <text:list-item>
                    <text:list>
                      <text:list-item>
                        <text:p text:style-name="P62"><text:span text:style-name="T43">0</text:span><text:span text:style-name="T38">10</text:span><text:span text:style-name="T43"> <text:s/>=&gt; 0</text:span><text:span text:style-name="T38">2</text:span><text:span text:style-name="T43"> <text:s/></text:span></text:p>
                      </text:list-item>
                    </text:list>
                  </text:list-item>
                </text:list>
              </text:list-item>
            </text:list>
            <text:list xml:id="list4081805960" text:style-name="L5">
              <text:list-item>
                <text:list>
                  <text:list-item>
                    <text:list>
                      <text:list-item>
                        <text:p text:style-name="P63"><text:span text:style-name="T43">0</text:span><text:span text:style-name="T38">10</text:span><text:span text:style-name="T43"> <text:s/>=&gt; 0</text:span><text:span text:style-name="T38">2</text:span><text:span text:style-name="T43"> <text:s/></text:span></text:p>
                      </text:list-item>
                    </text:list>
                  </text:list-item>
                </text:list>
              </text:list-item>
            </text:list>
            <text:list xml:id="list3975700475" text:style-name="L6">
              <text:list-item>
                <text:list>
                  <text:list-item>
                    <text:list>
                      <text:list-item>
                        <text:p text:style-name="P64"><text:span text:style-name="T43">1</text:span><text:span text:style-name="T38">10</text:span><text:span text:style-name="T43"> <text:s/>=&gt; 1</text:span><text:span text:style-name="T38">2</text:span><text:span text:style-name="T43"> <text:s/></text:span></text:p>
                      </text:list-item>
                    </text:list>
                  </text:list-item>
                </text:list>
              </text:list-item>
            </text:list>
            <text:p text:style-name="P36"/>
            <text:list xml:id="list183941994592957" text:continue-list="list183942579820966" text:style-name="L2">
              <text:list-item>
                <text:list>
                  <text:list-item>
                    <text:list>
                      <text:list-item>
                        <text:p text:style-name="P43"><text:span text:style-name="T43">Se realizamos ping ao valor </text:span><text:span text:style-name="T21">0177.00.00.01</text:span></text:p>
                      </text:list-item>
                    </text:list>
                  </text:list-item>
                </text:list>
              </text:list-item>
            </text:list>
            <text:p text:style-name="P15"><draw:custom-shape text:anchor-type="paragraph" draw:z-index="6" draw:name="Shape1_1" draw:style-name="gr6" draw:text-style-name="P69" svg:width="16.276cm" svg:height="1.142cm" svg:x="2.473cm" svg:y="0.004cm"><text:p text:style-name="P68"><text:span text:style-name="T61">Resposta:</text:span></text:p><draw:enhanced-geometry svg:viewBox="0 0 21600 21600" draw:type="rectangle" draw:enhanced-path="M 0 0 L 21600 0 21600 21600 0 21600 0 0 Z N"/></draw:custom-shape><text:soft-page-break/></text:p>
            <text:p text:style-name="P15"/>
            <text:list xml:id="list916061991" text:style-name="L7">
              <text:list-item>
                <text:list>
                  <text:list-item>
                    <text:list>
                      <text:list-item>
                        <text:p text:style-name="P44"><text:span text:style-name="T43">Se realizamos ping ao valor </text:span><text:span text:style-name="T21">0177.0000.0000.0001</text:span></text:p>
                      </text:list-item>
                    </text:list>
                  </text:list-item>
                </text:list>
              </text:list-item>
            </text:list>
            <text:p text:style-name="P16"><draw:custom-shape text:anchor-type="paragraph" draw:z-index="7" draw:name="Shape1_2" draw:style-name="gr5" draw:text-style-name="P69" svg:width="15.946cm" svg:height="1.142cm" svg:x="21.5cm" svg:y="-0.078cm"><text:p text:style-name="P68"><text:span text:style-name="T61">Resposta:</text:span></text:p><draw:enhanced-geometry svg:viewBox="0 0 21600 21600" draw:mirror-horizontal="false" draw:mirror-vertical="false" draw:type="rectangle" draw:enhanced-path="M 0 0 L 21600 0 21600 21600 0 21600 0 0 Z N"/></draw:custom-shape></text:p>
            <text:p text:style-name="P16"/>
            <text:list xml:id="list41833229" text:style-name="L8">
              <text:list-item>
                <text:list>
                  <text:list-item>
                    <text:list>
                      <text:list-item>
                        <text:p text:style-name="P45"><text:span text:style-name="T44">Podemos decir que é equivalente realizar ping a </text:span><text:span text:style-name="T43"><text:s/></text:span><text:span text:style-name="T21">0177.0000.0000.0001 </text:span><text:span text:style-name="T45">ou</text:span><text:span text:style-name="T46"> valor</text:span><text:span text:style-name="T47"> </text:span><text:span text:style-name="T21">0177.00.00.01</text:span></text:p>
                      </text:list-item>
                    </text:list>
                  </text:list-item>
                </text:list>
              </text:list-item>
            </text:list>
            <text:p text:style-name="P17"><draw:custom-shape text:anchor-type="paragraph" draw:z-index="8" draw:name="Shape1_3" draw:style-name="gr4" draw:text-style-name="P69" svg:width="16.026cm" svg:height="1.142cm" svg:x="21.5cm" svg:y="0.102cm"><text:p text:style-name="P68"><text:span text:style-name="T61">Resposta:</text:span></text:p><draw:enhanced-geometry svg:viewBox="0 0 21600 21600" draw:type="rectangle" draw:enhanced-path="M 0 0 L 21600 0 21600 21600 0 21600 0 0 Z N"/></draw:custom-shape></text:p>
            <text:p text:style-name="P55"/>
            <text:list xml:id="list183940632717162" text:continue-list="list183941994592957" text:style-name="L2">
              <text:list-item>
                <text:p text:style-name="P42"><text:span text:style-name="T42">Convertemos</text:span><text:span text:style-name="T26"> </text:span><text:span text:style-name="T27">o valor de binario do punto 3</text:span><text:span text:style-name="T42"> </text:span><text:span text:style-name="T22">01111111000000000000000000000001 </text:span><text:span text:style-name="T42">a </text:span><text:span text:style-name="T27">hexadecimal.</text:span></text:p>
              </text:list-item>
            </text:list>
            <text:list xml:id="list3767206257" text:style-name="L9">
              <text:list-item>
                <text:list>
                  <text:list-item>
                    <text:p text:style-name="P65"><text:span text:style-name="T31">127 =&gt;</text:span><text:span text:style-name="T41">(</text:span><text:span text:style-name="T44">7F</text:span><text:span text:style-name="T41">)</text:span><text:span text:style-name="T39">16 </text:span><text:span text:style-name="T35">=&gt;</text:span><text:span text:style-name="T40">0x7F</text:span><text:span text:style-name="T39"> </text:span></text:p>
                  </text:list-item>
                </text:list>
              </text:list-item>
            </text:list>
            <text:list xml:id="list190116835" text:style-name="L10">
              <text:list-item>
                <text:list>
                  <text:list-item>
                    <text:p text:style-name="P66"><text:span text:style-name="T31">0 =&gt; </text:span><text:span text:style-name="T41">(</text:span><text:span text:style-name="T44">0</text:span><text:span text:style-name="T41">)</text:span><text:span text:style-name="T39">16 <text:s text:c="7"/></text:span><text:span text:style-name="T35">=&gt;</text:span><text:span text:style-name="T40">0x0</text:span><text:span text:style-name="T39"> </text:span></text:p>
                  </text:list-item>
                </text:list>
              </text:list-item>
            </text:list>
            <text:list xml:id="list1926796562" text:style-name="L11">
              <text:list-item>
                <text:list>
                  <text:list-item>
                    <text:p text:style-name="P58"><text:span text:style-name="T49">0 =&gt; (</text:span><text:span text:style-name="T50">0</text:span><text:span text:style-name="T49">)</text:span><text:span text:style-name="T54">16 <text:s text:c="7"/></text:span><text:span text:style-name="T55">=&gt;</text:span><text:span text:style-name="T56">0x0</text:span><text:span text:style-name="T54"> </text:span></text:p>
                  </text:list-item>
                </text:list>
              </text:list-item>
            </text:list>
            <text:list xml:id="list2254437797" text:style-name="L12">
              <text:list-item>
                <text:list>
                  <text:list-item>
                    <text:p text:style-name="P67"><text:span text:style-name="T31">1 =&gt; (</text:span><text:span text:style-name="T32">1</text:span><text:span text:style-name="T31">)</text:span><text:span text:style-name="T34">16 <text:s text:c="8"/></text:span><text:span text:style-name="T35">=&gt;</text:span><text:span text:style-name="T36">0x0</text:span><text:span text:style-name="T34"> </text:span></text:p>
                  </text:list-item>
                </text:list>
              </text:list-item>
            </text:list>
            <text:list xml:id="list183940734901125" text:continue-list="list183940632717162" text:style-name="L2">
              <text:list-item>
                <text:p text:style-name="P42"><text:span text:style-name="T44">É equivalente realizar ping a </text:span>7F000001 ? </text:p>
              </text:list-item>
            </text:list>
            <text:p text:style-name="P22"><draw:custom-shape text:anchor-type="paragraph" draw:z-index="9" draw:name="Shape1_4" draw:style-name="gr3" draw:text-style-name="P71" svg:width="15.606cm" svg:height="1.138cm" svg:x="1.039cm" svg:y="-0.076cm"><text:p text:style-name="P70"><text:span text:style-name="T25">Resposta:</text:span></text:p><draw:enhanced-geometry svg:viewBox="0 0 21600 21600" draw:type="rectangle" draw:enhanced-path="M 0 0 L 21600 0 21600 21600 0 21600 0 0 Z N"/></draw:custom-shape></text:p>
            <text:p text:style-name="P22"/>
            <text:list xml:id="list183942096000035" text:continue-numbering="true" text:style-name="L2">
              <text:list-item>
                <text:p text:style-name="P42"><text:span text:style-name="T44">É equivalente realizar ping a 0x7F000001 </text:span>?</text:p>
              </text:list-item>
            </text:list>
            <text:p text:style-name="P22"><draw:custom-shape text:anchor-type="paragraph" draw:z-index="10" draw:name="Shape1_5" draw:style-name="gr2" draw:text-style-name="P69" svg:width="15.534cm" svg:height="1.142cm" svg:x="1.016cm" svg:y="-0.044cm"><text:p text:style-name="P68"><text:span text:style-name="T61">Resposta:</text:span></text:p><draw:enhanced-geometry svg:viewBox="0 0 21600 21600" draw:type="rectangle" draw:enhanced-path="M 0 0 L 21600 0 21600 21600 0 21600 0 0 Z N"/></draw:custom-shape></text:p>
            <text:p text:style-name="P22"/>
            <text:list xml:id="list183941485375015" text:continue-numbering="true" text:style-name="L2">
              <text:list-item>
                <text:p text:style-name="P42"><text:span text:style-name="T44">É equivalente realizar ping a 0x7f000001 </text:span>?</text:p>
              </text:list-item>
            </text:list>
            <text:p text:style-name="P22"><draw:custom-shape text:anchor-type="paragraph" draw:z-index="11" draw:name="Shape1_6" draw:style-name="gr1" draw:text-style-name="P69" svg:width="15.888cm" svg:height="1.142cm" svg:x="1.074cm" svg:y="0.245cm"><text:p text:style-name="P68"><text:span text:style-name="T61">Resposta:</text:span></text:p><draw:enhanced-geometry svg:viewBox="0 0 21600 21600" draw:type="rectangle" draw:enhanced-path="M 0 0 L 21600 0 21600 21600 0 21600 0 0 Z N"/></draw:custom-shape></text:p>
            <text:p text:style-name="P56"/>
          </table:table-cell>
          <table:covered-table-cell/>
        </table:table-row>
        <table:table-row table:style-name="Procedemento.4">
          <table:table-cell table:style-name="Procedemento.A3" table:number-columns-spanned="2" office:value-type="string">
            <text:p text:style-name="P10"><text:span text:style-name="T13">B) </text:span><text:span text:style-name="T10">Comprobación <text:s/>co</text:span><text:span text:style-name="T11">a</text:span><text:span text:style-name="T10"> </text:span><text:span text:style-name="T11">ip de google <text:s/>8.8.8.8</text:span></text:p>
          </table:table-cell>
          <table:covered-table-cell/>
        </table:table-row>
        <table:table-row table:style-name="Procedemento.4">
          <table:table-cell table:style-name="Procedemento.A4" table:number-columns-spanned="2" office:value-type="string">
            <text:p text:style-name="P18"><text:span text:style-name="T52">C</text:span><text:span text:style-name="T51">al é a ip de <text:s/>Google en Octal ? <text:s/>Funciona correctamente o ping? </text:span></text:p>
          </table:table-cell>
          <table:covered-table-cell/>
        </table:table-row>
        <table:table-row table:style-name="Procedemento.4">
          <table:table-cell table:style-name="Procedemento.A8" table:number-columns-spanned="2" office:value-type="string">
            <text:p text:style-name="P23"><text:span text:style-name="T57"><text:s/></text:span><text:tab/></text:p>
          </table:table-cell>
          <table:covered-table-cell/>
        </table:table-row>
        <table:table-row table:style-name="Procedemento.4">
          <table:table-cell table:style-name="Procedemento.A9" table:number-columns-spanned="2" office:value-type="string">
            <text:p text:style-name="P20">Na ip calculada no paso anterior se obviamos os ceros a esquerda en cada octeto será equivalente a ip de google? </text:p>
          </table:table-cell>
          <table:covered-table-cell/>
        </table:table-row>
        <table:table-row table:style-name="Procedemento.4">
          <table:table-cell table:style-name="Procedemento.A8" table:number-columns-spanned="2" office:value-type="string">
            <text:p text:style-name="P27"><text:s/></text:p>
          </table:table-cell>
          <table:covered-table-cell/>
        </table:table-row>
        <table:table-row table:style-name="Procedemento.4">
          <table:table-cell table:style-name="Procedemento.A4" table:number-columns-spanned="2" office:value-type="string">
            <text:p text:style-name="P24"><text:span text:style-name="T28">C</text:span><text:span text:style-name="T29">al é a ip de <text:s/>Google en Hexadecimal ? <text:s/>Funciona correctamente o ping? </text:span></text:p>
          </table:table-cell>
          <table:covered-table-cell/>
        </table:table-row>
        <table:table-row table:style-name="Procedemento.12">
          <table:table-cell table:style-name="Procedemento.A12" table:number-columns-spanned="2" office:value-type="string">
            <text:p text:style-name="P23"><text:s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4"><text:span text:style-name="T28">C</text:span><text:span text:style-name="T29">al é a ip de <text:s/>Google en decimal ? <text:s/>Funciona correctamente o ping? </text:span></text:p>
          </table:table-cell>
          <table:covered-table-cell/>
        </table:table-row>
        <table:table-row table:style-name="Procedemento.12">
          <table:table-cell table:style-name="Procedemento.A12" table:number-columns-spanned="2" office:value-type="string">
            <text:p text:style-name="P23"><text:s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3"/>
            <text:p text:style-name="P23"/>
          </table:table-cell>
          <table:covered-table-cell/>
        </table:table-row>
        <table:table-row table:style-name="Procedemento.12">
          <table:table-cell table:style-name="Procedemento.A3" table:number-columns-spanned="2" office:value-type="string">
            <text:p text:style-name="P11"><text:span text:style-name="T13">C) </text:span><text:span text:style-name="T10">Comprobación <text:s/>co </text:span><text:span text:style-name="T11">ip </text:span><text:span text:style-name="T12">do teu equipo (host)</text:span></text:p>
          </table:table-cell>
          <table:covered-table-cell/>
        </table:table-row>
        <text:soft-page-break/>
        <table:table-row table:style-name="Procedemento.12">
          <table:table-cell table:style-name="Procedemento.A9" table:number-columns-spanned="2" office:value-type="string">
            <text:p text:style-name="P24"><text:span text:style-name="T28">C</text:span><text:span text:style-name="T29">al é a ip de <text:s/></text:span><text:span text:style-name="T30">do teu equipo</text:span><text:span text:style-name="T29">? <text:s/></text:span><text:span text:style-name="T30">Que comando empregaches para obtela?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8"><text:s/></text:p>
            <text:p text:style-name="P25"><text:tab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1"><text:span text:style-name="T58">D</text:span>ende a máquina virtual podes realizarlle ping ao teu equipo? 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9"><text:s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1">Dende o teu equipo podes realizar ping a máquina virtual? 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9"><text:s text:c="2"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1">Muda a configuración de rede da máquina virtual a <text:s/>“Rede interna”, agora podes realizar ping ao host (o teu equipo)?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9"><text:s text:c="2"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19"><text:span text:style-name="T52">C</text:span><text:span text:style-name="T51">al é a ip </text:span><text:span text:style-name="T53">do teu equipo (host)</text:span><text:span text:style-name="T51"> en Octal ? <text:s/>Funciona correctamente o ping?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3"><text:span text:style-name="T57"><text:s text:c="2"/></text:span><text:tab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5"><text:span text:style-name="T28">C</text:span><text:span text:style-name="T29">al é a ip </text:span><text:span text:style-name="T30">do teu equipo (host)</text:span><text:span text:style-name="T29"> en Hexadecimal ? <text:s/>Funciona correctamente o ping?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3"><text:s/>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25"><text:span text:style-name="T28">C</text:span><text:span text:style-name="T29">al é a ip </text:span><text:span text:style-name="T30">do teu equipo (host)</text:span><text:span text:style-name="T29"> <text:s/>en decimal ? <text:s/>Funciona correctamente o ping?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3"><text:s/></text:p>
          </table:table-cell>
          <table:covered-table-cell/>
        </table:table-row>
        <table:table-row table:style-name="Procedemento.12">
          <table:table-cell table:style-name="Procedemento.A3" table:number-columns-spanned="2" office:value-type="string">
            <text:p text:style-name="P34"><text:span text:style-name="T60">D) </text:span>Verificación no navegador coa IP <text:s/>de Google. 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33"><text:span text:style-name="T59">Verifica no navegador se introduces o enderezo </text:span><text:a xlink:type="simple" xlink:href="http://8.8.8.8/" text:style-name="Internet_20_link" text:visited-style-name="Visited_20_Internet_20_Link">http://8.8.8.8</text:a><text:span text:style-name="T59"> . Que páxina web abre? Explica que sucede.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6"/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30"><text:span text:style-name="T5">Verifica no navegador se introduces o enderezo <text:s/></text:span><text:a xlink:type="simple" xlink:href="http://0x08080808/" text:style-name="Internet_20_link" text:visited-style-name="Visited_20_Internet_20_Link"><text:span text:style-name="T5">http://0x08080808</text:span></text:a><text:span text:style-name="T5"> <text:s text:c="2"/>. Que páxina web abre? Explica que sucede.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6"/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30"><text:span text:style-name="T5">Verifica no navegador se introduces o enderezo <text:s/></text:span><text:a xlink:type="simple" xlink:href="http://134744072/" text:style-name="Internet_20_link" text:visited-style-name="Visited_20_Internet_20_Link"><text:span text:style-name="T5">http://</text:span></text:a><text:a xlink:type="simple" xlink:href="http://134744072/" text:style-name="Internet_20_link" text:visited-style-name="Visited_20_Internet_20_Link"><text:span text:style-name="T7">134744072</text:span></text:a><text:span text:style-name="T7"> </text:span><text:span text:style-name="T5"><text:s text:c="3"/>. Que páxina web abre? Explica que sucede. </text:span></text:p>
          </table:table-cell>
          <table:covered-table-cell/>
        </table:table-row>
        <table:table-row table:style-name="Procedemento.12">
          <table:table-cell table:style-name="Procedemento.A8" table:number-columns-spanned="2" office:value-type="string">
            <text:p text:style-name="P26"/>
          </table:table-cell>
          <table:covered-table-cell/>
        </table:table-row>
        <table:table-row table:style-name="Procedemento.12">
          <table:table-cell table:style-name="Procedemento.A3" table:number-columns-spanned="2" office:value-type="string">
            <text:p text:style-name="P35">Realiza o procedemento anterior dos apartado A), B) e D) <text:s/>e verifica se existe algunha diferencia entre Windows e Xubuntu. <text:s/>Que diferencias atopaches? </text:p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31"><text:s/></text:p>
            <text:p text:style-name="P31"/>
            <text:p text:style-name="P31"/>
          </table:table-cell>
          <table:covered-table-cell/>
        </table:table-row>
        <table:table-row table:style-name="Procedemento.12">
          <table:table-cell table:style-name="Procedemento.A9" table:number-columns-spanned="2" office:value-type="string">
            <text:p text:style-name="P49">Podes ampliar información na seguinte ligazón: <text:a xlink:type="simple" xlink:href="https://www.redeszone.net/2017/11/19/asi-puedes-ping-equipo-ip-octal-hexadecimal-e-incluso-numero-entero/" text:style-name="Internet_20_link" text:visited-style-name="Visited_20_Internet_20_Link">https://www.redeszone.net/2017/11/19/asi-puedes-ping-equipo-ip-octal-hexadecimal-e-incluso-numero-entero/</text:a> </text:p>
          </table:table-cell>
          <table:covered-table-cell/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2" svg:font-family="Calibri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2</meta:editing-cycles>
    <meta:creation-date>2019-11-09T13:25:03.151138236</meta:creation-date>
    <meta:editing-duration>PT10H35M37S</meta:editing-duration>
    <meta:generator>LibreOffice/6.4.7.2$Linux_X86_64 LibreOffice_project/40$Build-2</meta:generator>
    <dc:subject>Práctica 0 - Entrega Material</dc:subject>
    <dc:title>Taller - MME</dc:title>
    <dc:date>2022-09-15T18:39:40.432872839</dc:date>
    <dc:creator>belay </dc:creator>
    <meta:document-statistic meta:table-count="2" meta:image-count="2" meta:object-count="0" meta:page-count="4" meta:paragraph-count="79" meta:word-count="570" meta:character-count="3577" meta:non-whitespace-character-count="29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